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Heading_20_3">
      <style:text-properties style:text-underline-style="none"/>
    </style:style>
    <style:style style:name="P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c6ac" style:font-weight-asian="normal" style:font-weight-complex="normal"/>
    </style:style>
    <style:style style:name="T4" style:family="text">
      <style:text-properties fo:font-weight="normal" fo:background-color="#dddddd" loext:char-shading-value="0" style:font-weight-asian="normal" style:font-weight-complex="normal"/>
    </style:style>
    <style:style style:name="T5" style:family="text">
      <style:text-properties fo:font-weight="normal" officeooo:rsid="001fc6ac" fo:background-color="#dddddd" loext:char-shading-value="0" style:font-weight-asian="normal" style:font-weight-complex="normal"/>
    </style:style>
    <style:style style:name="T6" style:family="text">
      <style:text-properties fo:font-weight="normal" officeooo:rsid="001fc6ac" fo:background-color="#dddddd" loext:char-shading-value="0" style:font-weight-asian="normal" style:font-weight-complex="normal"/>
    </style:style>
    <style:style style:name="T7" style:family="text">
      <style:text-properties fo:font-weight="normal" fo:background-color="#dddddd" loext:char-shading-value="0" style:font-weight-asian="normal" style:font-weight-complex="normal"/>
    </style:style>
    <style:style style:name="T8" style:family="text">
      <style:text-properties officeooo:rsid="001fc6ac"/>
    </style:style>
    <style:style style:name="T9" style:family="text">
      <style:text-properties fo:background-color="#dddddd" loext:char-shading-value="0"/>
    </style:style>
    <style:style style:name="T10" style:family="text">
      <style:text-properties officeooo:rsid="001fc6ac" fo:background-color="#dddddd" loext:char-shading-value="0"/>
    </style:style>
    <style:style style:name="T11" style:family="text">
      <style:text-properties officeooo:rsid="001fc6ac" fo:background-color="#dddddd" loext:char-shading-value="0"/>
    </style:style>
    <style:style style:name="T12" style:family="text">
      <style:text-properties fo:background-color="#dddddd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Solución 1: Ejecutar <text:span text:style-name="Source_20_Text">unoconv</text:span> como un Servicio en Modo Servidor</text:h>
      <text:p text:style-name="Text_20_body">Configura LibreOffice para que se ejecute en modo servidor (socket mode) de manera independiente, y luego usa <text:span text:style-name="Source_20_Text">unoconv</text:span> para conectarse a esa instancia:</text:p>
      <text:list xml:id="list4224416652" text:style-name="L1">
        <text:list-item>
          <text:p text:style-name="P4"><text:span text:style-name="T1">Ejecuta LibreOffice en modo servidor:</text:span></text:p>
          <text:p text:style-name="P3"><text:span text:style-name="Source_20_Text"><text:span text:style-name="T6"># </text:span></text:span><text:span text:style-name="Source_20_Text"><text:span text:style-name="T7">libreoffice --headless --accept="socket,host=127.0.0.1,port=2002;urp;StarOffice.ServiceManager" &amp;</text:span></text:span></text:p>
          <text:p text:style-name="P4">Esto abre <text:span text:style-name="Source_20_Text">soffice.bin</text:span> en un modo de servidor que escucha en el puerto <text:span text:style-name="Source_20_Text">2002</text:span> de <text:span text:style-name="Source_20_Text">localhost</text:span>.</text:p>
        </text:list-item>
        <text:list-item>
          <text:p text:style-name="P4"><text:span text:style-name="T1">Luego, usa </text:span><text:span text:style-name="Source_20_Text"><text:span text:style-name="T1">unoconv</text:span></text:span><text:span text:style-name="T1"> para conectarse a esa instancia en vez de abrir una nueva cada vez:</text:span></text:p>
          <text:p text:style-name="P3"><text:span text:style-name="Source_20_Text"><text:span text:style-name="T11"># </text:span></text:span><text:span text:style-name="Source_20_Text"><text:span text:style-name="T12">unoconv -f pdf -p 2002 yourfile.docx</text:span></text:span></text:p>
          <text:p text:style-name="P4">En este caso, <text:span text:style-name="Source_20_Text">-p 2002</text:span> especifica el puerto donde escucha <text:span text:style-name="Source_20_Text">soffice.bin</text:span>.</text:p>
        </text:list-item>
        <text:list-item>
          <text:p text:style-name="P4">Puedes crear un script de inicio para que <text:span text:style-name="Source_20_Text">soffice.bin</text:span> se ejecute automáticamente al arrancar el servidor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23:29:01.153540246</meta:creation-date>
    <dc:date>2024-11-12T23:36:44.456068689</dc:date>
    <meta:editing-duration>PT6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14" meta:character-count="740" meta:non-whitespace-character-count="640"/>
  </office:meta>
</office:document-meta>
</file>